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, 'Arial Unicode MS'"/>
    <style:font-face style:name="SalesforceSans" svg:font-family="SalesforceSans, ProximaNovaRegular, Helvetica, Arial, sans-serif"/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3.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name-asian="Times New Roman" style:font-weight-asian="bold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6" style:family="paragraph" style:parent-style-name="Standard">
      <style:text-properties style:font-name="Times New Roman" fo:font-style="italic" style:font-name-asian="Times New Roman" style:font-style-asian="italic" style:font-name-complex="Times New Roman"/>
    </style:style>
    <style:style style:name="P7" style:family="paragraph" style:parent-style-name="Standard">
      <style:text-properties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8" style:family="paragraph" style:parent-style-name="Standard">
      <style:text-properties style:font-name="Times New Roman" style:font-name-complex="Times New Roman"/>
    </style:style>
    <style:style style:name="P9" style:family="paragraph" style:parent-style-name="Standard">
      <style:paragraph-properties fo:margin-left="0in" fo:margin-right="0in" fo:text-indent="0.4862in" style:auto-text-indent="false"/>
    </style:style>
    <style:style style:name="P10" style:family="paragraph" style:parent-style-name="Standard">
      <style:paragraph-properties fo:margin-left="0in" fo:margin-right="0in" fo:text-indent="0.4862in" style:auto-text-indent="false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margin-left="0in" fo:margin-right="0in" fo:text-align="start" style:justify-single-word="false" fo:text-indent="0.4862in" style:auto-text-indent="false"/>
      <style:text-properties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.4862in" style:auto-text-indent="false"/>
    </style:style>
    <style:style style:name="P13" style:family="paragraph" style:parent-style-name="Standard">
      <style:paragraph-properties fo:margin-left="0in" fo:margin-right="0in" fo:margin-top="0.0402in" fo:margin-bottom="0.0402in" fo:text-align="start" style:justify-single-word="false" fo:text-indent="0.4862in" style:auto-text-indent="false"/>
      <style:text-properties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P14" style:family="paragraph" style:parent-style-name="Standard">
      <style:paragraph-properties fo:margin-left="0in" fo:margin-right="0in" fo:margin-top="0.0402in" fo:margin-bottom="0.0402in" fo:text-align="start" style:justify-single-word="false" fo:text-indent="0.4862in" style:auto-text-indent="false" style:snap-to-layout-grid="false"/>
      <style:text-properties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P15" style:family="paragraph" style:parent-style-name="Standard">
      <style:paragraph-properties fo:margin-left="0.4862in" fo:margin-right="0in" fo:text-indent="0in" style:auto-text-indent="false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margin-left="0.9862in" fo:margin-right="0in" fo:text-indent="0in" style:auto-text-indent="false"/>
      <style:text-properties style:font-name="Times New Roman" style:font-name-asian="Times New Roman" style:font-name-complex="Times New Roman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3pt" fo:font-weight="bold" style:font-name-asian="Times New Roman" style:font-size-asian="13pt" style:font-weight-asian="bold" style:font-name-complex="Times New Roman" style:font-size-complex="13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/>
    </style:style>
    <style:style style:name="T3" style:family="text">
      <style:text-properties style:font-name="Times New Roman" style:text-underline-style="solid" style:text-underline-width="auto" style:text-underline-color="font-color" style:font-name-asian="Times New Roman" style:font-name-complex="Times New Roman"/>
    </style:style>
    <style:style style:name="T4" style:family="text">
      <style:text-properties style:font-name="Times New Roman" fo:font-style="italic" style:text-underline-style="solid" style:text-underline-width="auto" style:text-underline-color="font-color" style:font-name-asian="Times New Roman" style:font-style-asian="italic" style:font-name-complex="Times New Roman"/>
    </style:style>
    <style:style style:name="T5" style:family="text">
      <style:text-properties style:font-name="Times New Roman" fo:font-style="italic" style:font-name-asian="Times New Roman" style:font-style-asian="italic" style:font-name-complex="Times New Roman"/>
    </style:style>
    <style:style style:name="T6" style:family="text">
      <style:text-properties style:font-name="Times New Roman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8" style:family="text">
      <style:text-properties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style:use-window-font-color="true" style:font-name="Times New Roman" fo:font-size="11pt" fo:font-style="italic" style:font-name-asian="Times New Roman" style:font-size-asian="11pt" style:font-style-asian="italic" style:font-name-complex="Times New Roman" style:font-size-complex="11pt"/>
    </style:style>
    <style:style style:name="T10" style:family="text">
      <style:text-properties style:use-window-font-color="true" style:font-name="Times New Roman" fo:font-size="11pt" fo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11" style:family="text">
      <style:text-properties fo:font-variant="normal" fo:text-transform="none" style:use-window-font-color="true" style:font-name="Times New Roman" fo:font-size="11pt" fo:letter-spacing="normal" fo:font-style="normal" fo:font-weight="normal" style:font-name-asian="Times New Roman" style:font-size-asian="11pt" style:font-style-asian="normal" style:font-weight-asian="normal" style:font-name-complex="Times New Roman" style:font-size-complex="11pt"/>
    </style:style>
    <style:style style:name="T12" style:family="text">
      <style:text-properties fo:font-variant="normal" fo:text-transform="none" style:use-window-font-color="true" style:font-name="Times New Roman" fo:font-size="11pt" fo:letter-spacing="normal" fo:font-style="italic" fo:font-weight="normal" style:font-name-asian="Times New Roman" style:font-size-asian="11pt" style:font-style-asian="italic" style:font-weight-asian="normal" style:font-name-complex="Times New Roman" style:font-size-complex="11pt"/>
    </style:style>
    <style:style style:name="T13" style:family="text">
      <style:text-properties style:text-position="super 58%" style:font-name="Times New Roman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Jeff Stock</text:p>
      <text:p text:style-name="P3">JAntonStock@gmail.com | (707) 301-8624 | Belmont, CA | linkedin.com/in/stockj</text:p>
      <text:p text:style-name="P2"><text:s/></text:p>
      <text:p text:style-name="Standard"><text:span text:style-name="T1"><text:s text:c="8"/><text:tab/>Bilingual, dynamic leader, passionate about creating, fostering, and inspiring operational excellence at all levels of cross-functional teams. Experienced interpreter with strong technical background and proven track record of reliability, accuracy, and professionalism in a wide range of environments, from parliamentary conference rooms and mayoral offices, to mining sites and the engine compartments of Naval ships.</text:span><text:span text:style-name="T2"> </text:span><text:span text:style-name="T1">Seeking a position where my military experience, and ability to act decisively in high-pressure situations can help teams get things done, accomplish missions, and build amazing things.</text:span></text:p>
      <text:p text:style-name="P4">Experience</text:p>
      <text:p text:style-name="Standard"><text:span text:style-name="T4">Independent Russian Translation Consultant</text:span><text:span text:style-name="T5"> </text:span><text:span text:style-name="T1">: APR ’15 – Present</text:span></text:p>
      <text:p text:style-name="P2"><text:tab/>Translate documents on various topics between Russian and English.</text:p>
      <text:p text:style-name="P10">● National Language Service Corps member.</text:p>
      <text:p text:style-name="Standard"><text:span text:style-name="T3">ThoughtSpot</text:span><text:span text:style-name="T1">: </text:span><text:span text:style-name="T5">Sales Development Rep: </text:span><text:span text:style-name="T1">JAN ‘17 - JUN ‘17</text:span></text:p>
      <text:p text:style-name="P2"><text:tab/>High-volume inbound and outbound business development for business intelligence platform.</text:p>
      <text:p text:style-name="P10">● Contributed to the only team to exceed quota in Q1.</text:p>
      <text:p text:style-name="Standard"><text:span text:style-name="T3">Oracle</text:span><text:span text:style-name="T1">: </text:span><text:span text:style-name="T5">Sales Development Rep </text:span><text:span text:style-name="T1">: JUN ’15 - APR ‘16</text:span></text:p>
      <text:p text:style-name="P2"><text:tab/>High-volume, low-value, short-cycle sales of database technology to small- and medium-sized <text:tab/>businesses AZ, HI and NV.</text:p>
      <text:p text:style-name="P10">● Generated over $1m in new pipeline opportunities per quarter.</text:p>
      <text:p text:style-name="P10">● Exceeded quota each quarter.</text:p>
      <text:p text:style-name="Standard"><text:span text:style-name="T3">U.S. Marine Corps</text:span><text:span text:style-name="T1">: NOV ’01 - SEP ‘10</text:span></text:p>
      <text:p text:style-name="P6">Russian Linguist and Signals Intelligence Team Manager: 2001 – 2006</text:p>
      <text:p text:style-name="Standard"><text:span text:style-name="T9"><text:tab/></text:span><text:span text:style-name="T10">M</text:span><text:span text:style-name="T11">onitor, transcribe, and translate intercepted target communications; perform analysis and exploitation of designated foreign communications; install, operate, and perform preventive maintenance of intercept equipment, including hardware and software</text:span><text:span text:style-name="T12">.</text:span></text:p>
      <text:p text:style-name="P15">● Led a 7 person SIGINT collection team in and around Fallujah, Iraq during Operation Iraqi Freedom II/III.</text:p>
      <text:p text:style-name="P15">● Responsible for over $1.5m military equipment.</text:p>
      <text:p text:style-name="P15">● 0 casualties during 10 months of in-theater operations.</text:p>
      <text:p text:style-name="P10">● Provided direct, tactical SIGINT support to various U.S. Infantry and Special Forces</text:p>
      <text:p text:style-name="P10">Units.</text:p>
      <text:p text:style-name="P10">● Identified and located high-value targets and persons of interest.</text:p>
      <text:p text:style-name="P6">Russian Interpreter (Defense Threat Reduction Agency): 2006 – 2010</text:p>
      <text:p text:style-name="P15">● Interpreted between Russian and English during treaty compliance inspections, and various diplomatic and military-to-military events.</text:p>
      <text:p text:style-name="P10">● Regularly exceeded expectations for 3+ years for intelligence collection.</text:p>
      <text:p text:style-name="P10">● Developed expertise at conventional weapons recognition.</text:p>
      <text:p text:style-name="P10">● Selected over peers for ad-hoc diplomatic and collection missions.</text:p>
      <text:p text:style-name="P15">● Senior Russian linguist and sometimes sole bilingual U.S. representative during several multinational training events, military exercises, and diplomatic conferences.</text:p>
      <text:p text:style-name="P10">● 4+ years of senior executive interaction.</text:p>
      <text:p text:style-name="P1"/>
      <text:p text:style-name="P4"><text:soft-page-break/>Education</text:p>
      <text:p text:style-name="P2"><text:s/>University of California: Berkeley - MAY ‘15</text:p>
      <text:p text:style-name="P10">● BA – Linguistics</text:p>
      <text:p text:style-name="P9"><text:span text:style-name="T1">● </text:span><text:span text:style-name="T5">Cal Veterans Group President</text:span></text:p>
      <text:p text:style-name="P16">● Managed 501c3, non-profit organization providing support systems, networks and events for US Military Veterans in higher education.</text:p>
      <text:p text:style-name="P16">● Created and implemented sustainable process for recruiting and retaining active members, which lead to an increase in group membership of over from 9 to over 50.</text:p>
      <text:p text:style-name="Standard"><text:span text:style-name="T1"><text:tab/></text:span><text:span text:style-name="T7">● </text:span><text:span text:style-name="T6">Student Parent Association for Recruitment and Retention (SPARR), Donation Coordinator</text:span></text:p>
      <text:p text:style-name="Standard"><text:span text:style-name="T6"><text:tab/><text:tab/>● </text:span><text:span text:style-name="T8">Managed and executed food donations program, which addressed food insecurity <text:tab/><text:tab/>among UC Berkeley students living in University Village (student-parent housing). </text:span></text:p>
      <text:p text:style-name="P7"><text:tab/><text:tab/>● Coordinated all logistics and volunteers for pick-up and distrobution of food donations <text:tab/><text:tab/>from local grocery stores. </text:p>
      <text:p text:style-name="P2"><text:s/>Defense Language Institute: JUL ‘10</text:p>
      <text:p text:style-name="P10">● AA – Russian</text:p>
      <text:p text:style-name="P12"><text:span text:style-name="T7">● </text:span><text:span text:style-name="T6">3</text:span><text:span text:style-name="T13">rd</text:span><text:span text:style-name="T6"> Platoon, Squad Leader</text:span></text:p>
      <text:p text:style-name="P12"><text:span text:style-name="T6"><text:tab/><text:tab/>● </text:span><text:span text:style-name="T8">Supervised 12 Marines.</text:span></text:p>
      <text:p text:style-name="P12"><text:span text:style-name="T8">● </text:span><text:span text:style-name="T6">Tutor</text:span></text:p>
      <text:p text:style-name="P12"><text:span text:style-name="T6"><text:tab/><text:tab/>● </text:span><text:span text:style-name="T8">Tutored Marines in Russian.</text:span></text:p>
      <text:p text:style-name="P8"/>
      <text:p text:style-name="P5">Skilled in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1">● Presentations</text:p>
          </table:table-cell>
          <table:table-cell table:style-name="Table1.A1" office:value-type="string">
            <text:p text:style-name="P11">● Public Speaking</text:p>
          </table:table-cell>
        </table:table-row>
        <table:table-row table:style-name="Table1.1">
          <table:table-cell table:style-name="Table1.A1" office:value-type="string">
            <text:p text:style-name="P11">● Communication</text:p>
          </table:table-cell>
          <table:table-cell table:style-name="Table1.A1" office:value-type="string">
            <text:p text:style-name="P11">● Project Management</text:p>
          </table:table-cell>
        </table:table-row>
        <table:table-row table:style-name="Table1.1">
          <table:table-cell table:style-name="Table1.A1" office:value-type="string">
            <text:p text:style-name="P11">● Organization</text:p>
          </table:table-cell>
          <table:table-cell table:style-name="Table1.A1" office:value-type="string">
            <text:p text:style-name="P11">● Problem Solving</text:p>
          </table:table-cell>
        </table:table-row>
        <table:table-row table:style-name="Table1.1">
          <table:table-cell table:style-name="Table1.A1" office:value-type="string">
            <text:p text:style-name="P11">● Writing</text:p>
          </table:table-cell>
          <table:table-cell table:style-name="Table1.A1" office:value-type="string">
            <text:p text:style-name="P11">● Attention to Detail</text:p>
          </table:table-cell>
        </table:table-row>
        <table:table-row table:style-name="Table1.1">
          <table:table-cell table:style-name="Table1.A1" office:value-type="string">
            <text:p text:style-name="P11">● Troubleshooting</text:p>
          </table:table-cell>
          <table:table-cell table:style-name="Table1.A1" office:value-type="string">
            <text:p text:style-name="P11">● Teamwork</text:p>
          </table:table-cell>
        </table:table-row>
        <table:table-row table:style-name="Table1.1">
          <table:table-cell table:style-name="Table1.A1" office:value-type="string">
            <text:p text:style-name="P11">● Data Management</text:p>
          </table:table-cell>
          <table:table-cell table:style-name="Table1.A1" office:value-type="string">
            <text:p text:style-name="P11"/>
          </table:table-cell>
        </table:table-row>
      </table:table>
      <text:p text:style-name="P5"/>
      <text:p text:style-name="P5"/>
      <text:p text:style-name="P5">Familiar with: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3">● Python</text:p>
          </table:table-cell>
          <table:table-cell table:style-name="Table2.A1" office:value-type="string">
            <text:p text:style-name="P13">● CSS</text:p>
          </table:table-cell>
        </table:table-row>
        <table:table-row table:style-name="Table2.1">
          <table:table-cell table:style-name="Table2.A1" office:value-type="string">
            <text:p text:style-name="P13">● Django</text:p>
          </table:table-cell>
          <table:table-cell table:style-name="Table2.A1" office:value-type="string">
            <text:p text:style-name="P13">● Javascript</text:p>
          </table:table-cell>
        </table:table-row>
        <table:table-row table:style-name="Table2.1">
          <table:table-cell table:style-name="Table2.A1" office:value-type="string">
            <text:p text:style-name="P13">● SQL</text:p>
          </table:table-cell>
          <table:table-cell table:style-name="Table2.A1" office:value-type="string">
            <text:p text:style-name="P13">● Excel</text:p>
          </table:table-cell>
        </table:table-row>
        <table:table-row table:style-name="Table2.1">
          <table:table-cell table:style-name="Table2.A1" office:value-type="string">
            <text:p text:style-name="P13">● Heroku</text:p>
          </table:table-cell>
          <table:table-cell table:style-name="Table2.A1" office:value-type="string">
            <text:p text:style-name="P13">● Linux</text:p>
          </table:table-cell>
        </table:table-row>
        <table:table-row table:style-name="Table2.1">
          <table:table-cell table:style-name="Table2.A1" office:value-type="string">
            <text:p text:style-name="P13">● Salesforce</text:p>
          </table:table-cell>
          <table:table-cell table:style-name="Table2.A1" office:value-type="string">
            <text:p text:style-name="P13">● Microsoft Office</text:p>
          </table:table-cell>
        </table:table-row>
        <table:table-row table:style-name="Table2.1">
          <table:table-cell table:style-name="Table2.A1" office:value-type="string">
            <text:p text:style-name="P13">● Sandler Sales Method</text:p>
          </table:table-cell>
          <table:table-cell table:style-name="Table2.A1" office:value-type="string">
            <text:p text:style-name="P14">● Java</text:p>
          </table:table-cell>
        </table:table-row>
        <table:table-row table:style-name="Table2.1">
          <table:table-cell table:style-name="Table2.A1" office:value-type="string">
            <text:p text:style-name="P13">● Object Oriented Programming</text:p>
          </table:table-cell>
          <table:table-cell table:style-name="Table2.A1" office:value-type="string">
            <text:p text:style-name="P14">● HTML</text:p>
          </table:table-cell>
        </table:table-row>
        <table:table-row table:style-name="Table2.1">
          <table:table-cell table:style-name="Table2.A1" office:value-type="string">
            <text:p text:style-name="P13">● Git</text:p>
          </table:table-cell>
          <table:table-cell table:style-name="Table2.A1" office:value-type="string">
            <text:p text:style-name="P1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, 'Arial Unicode MS'"/>
    <style:font-face style:name="SalesforceSans" svg:font-family="SalesforceSans, ProximaNovaRegular, Helvetica, Arial, sans-serif"/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en" fo:country="none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list-style-name="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style:writing-mode="lr-tb">
        <style:background-image/>
      </style:paragraph-properties>
      <style:text-properties fo:font-variant="normal" fo:text-transform="none" style:use-window-font-color="true" style:text-line-through-style="none" style:text-position="0% 100%" style:font-name="Arial" fo:font-size="11pt" fo:language="en" fo:country="none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normal" style:next-style-name="Text_20_body" style:default-outline-level="1" style:list-style-name="Outline" style:class="text">
      <style:paragraph-properties fo:margin-left="0in" fo:margin-right="0in" fo:margin-top="0.278in" fo:margin-bottom="0.0835in" style:line-height-at-least="0.0693in" fo:keep-together="always" fo:text-indent="0in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Outline" style:class="text">
      <style:paragraph-properties fo:margin-left="0in" fo:margin-right="0in" fo:margin-top="0.25in" fo:margin-bottom="0.0835in" style:line-height-at-least="0.0693in" fo:keep-together="always" fo:text-indent="0in" style:auto-text-indent="false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Outline" style:class="text">
      <style:paragraph-properties fo:margin-left="0in" fo:margin-right="0in" fo:margin-top="0.222in" fo:margin-bottom="0.0555in" style:line-height-at-least="0.0693in" fo:keep-together="always" fo:text-indent="0in" style:auto-text-indent="false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Outline" style:class="text">
      <style:paragraph-properties fo:margin-left="0in" fo:margin-right="0in" fo:margin-top="0.1945in" fo:margin-bottom="0.0555in" style:line-height-at-least="0.0693in" fo:keep-together="always" fo:text-indent="0in" style:auto-text-indent="false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Outline" style:class="text">
      <style:paragraph-properties fo:margin-left="0in" fo:margin-right="0in" fo:margin-top="0.1665in" fo:margin-bottom="0.0555in" style:line-height-at-least="0.0693in" fo:keep-together="always" fo:text-indent="0in" style:auto-text-indent="false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Outline" style:class="text">
      <style:paragraph-properties fo:margin-left="0in" fo:margin-right="0in" fo:margin-top="0.1665in" fo:margin-bottom="0.0555in" style:line-height-at-least="0.0693in" fo:keep-together="always" fo:text-indent="0in" style:auto-text-indent="false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list-style-name="" style:class="chapter">
      <style:paragraph-properties fo:margin-left="0in" fo:margin-right="0in" fo:margin-top="0in" fo:margin-bottom="0.0417in" style:line-height-at-least="0.0693in" fo:text-align="start" style:justify-single-word="false" fo:keep-together="always" fo:text-indent="0in" style:auto-text-indent="false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list-style-name="" style:class="chapter">
      <style:paragraph-properties fo:margin-left="0in" fo:margin-right="0in" fo:margin-top="0in" fo:margin-bottom="0.222in" style:line-height-at-least="0.0693in" fo:text-align="start" style:justify-single-word="false" fo:keep-together="always" fo:text-indent="0in" style:auto-text-indent="false" fo:keep-with-next="always"/>
      <style:text-properties fo:color="#666666" style:font-name="Arial" fo:font-size="15pt" fo:font-style="normal" style:font-name-asian="Arial" style:font-size-asian="15pt" style:font-style-asian="normal" style:font-name-complex="Arial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duration>P23DT22H15M12S</meta:editing-duration>
    <meta:generator>OpenOffice/4.1.2$Win32 OpenOffice.org_project/412m3$Build-9782</meta:generator>
    <dc:date>2017-10-25T19:04:23.42</dc:date>
    <dc:creator>Jeff Stock</dc:creator>
    <meta:editing-cycles>2</meta:editing-cycles>
    <meta:document-statistic meta:table-count="2" meta:image-count="0" meta:object-count="0" meta:page-count="2" meta:paragraph-count="74" meta:word-count="575" meta:character-count="3948"/>
  </office:meta>
</office:document-meta>
</file>